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29pt"/>
    </style:style>
    <style:style style:name="co3" style:family="table-column">
      <style:table-column-properties fo:break-before="auto" style:column-width="75.49pt"/>
    </style:style>
    <style:style style:name="co4" style:family="table-column">
      <style:table-column-properties fo:break-before="auto" style:column-width="74.41pt"/>
    </style:style>
    <style:style style:name="co5" style:family="table-column">
      <style:table-column-properties fo:break-before="auto" style:column-width="79.4pt"/>
    </style:style>
    <style:style style:name="co6" style:family="table-column">
      <style:table-column-properties fo:break-before="auto" style:column-width="82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35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35">
      <style:table-cell-properties fo:background-color="transparent" fo:border="0.06pt solid #000000"/>
    </style:style>
    <style:style style:name="ce9" style:family="table-cell" style:parent-style-name="Default">
      <style:table-cell-properties fo:border-bottom="none" fo:border-left="none" fo:border-right="0.99pt ridge #000000" fo:border-top="0.99pt ridge #000000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0" style:family="table-cell" style:parent-style-name="Default" style:data-style-name="N11">
      <style:table-cell-properties fo:background-color="#fff450" fo:border="0.06pt solid #000000"/>
    </style:style>
    <style:style style:name="ce11" style:family="table-cell" style:parent-style-name="Default" style:data-style-name="N11">
      <style:table-cell-properties fo:background-color="transparent" fo:border="0.06pt solid #000000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CARLO</text:p>
          </table:table-cell>
          <table:table-cell table:style-name="ce6" office:value-type="string" calcext:value-type="string" table:number-columns-spanned="2" table:number-rows-spanned="1">
            <text:p>CARL</text:p>
          </table:table-cell>
          <table:covered-table-cell table:style-name="ce9"/>
          <table:table-cell table:style-name="ce12" office:value-type="string" calcext:value-type="string" table:number-columns-spanned="2" table:number-rows-spanned="1">
            <text:p>PRL-MIN</text:p>
          </table:table-cell>
          <table:covered-table-cell table:style-name="ce13"/>
          <table:table-cell table:style-name="ce12" office:value-type="string" calcext:value-type="string" table:number-columns-spanned="2" table:number-rows-spanned="1">
            <text:p>PRL-MED</text:p>
          </table:table-cell>
          <table:covered-table-cell table:style-name="ce1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MISS-RATIO</text:p>
          </table:table-cell>
          <table:table-cell table:style-name="ce7" office:value-type="string" calcext:value-type="string">
            <text:p>MISS-RATIO</text:p>
          </table:table-cell>
          <table:table-cell table:style-name="ce7" office:value-type="string" calcext:value-type="string">
            <text:p>Reduction</text:p>
          </table:table-cell>
          <table:table-cell table:style-name="ce7" office:value-type="string" calcext:value-type="string">
            <text:p>MISS-RATIO</text:p>
          </table:table-cell>
          <table:table-cell table:style-name="ce7" office:value-type="string" calcext:value-type="string">
            <text:p>Reduction</text:p>
          </table:table-cell>
          <table:table-cell table:style-name="ce7" office:value-type="string" calcext:value-type="string">
            <text:p>MISS-RATIO</text:p>
          </table:table-cell>
          <table:table-cell table:style-name="ce7" office:value-type="string" calcext:value-type="string">
            <text:p>Reduction</text:p>
          </table:table-cell>
        </table:table-row>
        <table:table-row table:style-name="ro1">
          <table:table-cell/>
          <table:table-cell office:value-type="string" calcext:value-type="string">
            <text:p>atax</text:p>
          </table:table-cell>
          <table:table-cell table:style-name="ce4" office:value-type="float" office:value="0.00262743" calcext:value-type="float">
            <text:p>0.002627</text:p>
          </table:table-cell>
          <table:table-cell table:style-name="ce8" table:formula="of:=879/491454" office:value-type="float" office:value="0.00178857024258628" calcext:value-type="float">
            <text:p>0.001789</text:p>
          </table:table-cell>
          <table:table-cell table:style-name="ce10" table:formula="of:=([.C4]-[.D4])/[.C4]" office:value-type="percentage" office:value="0.31927006900801" calcext:value-type="percentage">
            <text:p>31.93%</text:p>
          </table:table-cell>
          <table:table-cell table:style-name="ce8" table:formula="of:=879/491454" office:value-type="float" office:value="0.00178857024258628" calcext:value-type="float">
            <text:p>0.001789</text:p>
          </table:table-cell>
          <table:table-cell table:style-name="ce10" table:formula="of:=([.C4]-[.F4])/[.C4]" office:value-type="percentage" office:value="0.31927006900801" calcext:value-type="percentage">
            <text:p>31.93%</text:p>
          </table:table-cell>
          <table:table-cell table:style-name="ce8" table:formula="of:=879/491454" office:value-type="float" office:value="0.00178857024258628" calcext:value-type="float">
            <text:p>0.001789</text:p>
          </table:table-cell>
          <table:table-cell table:style-name="ce10" table:formula="of:=([.C4]-[.H4])/[.C4]" office:value-type="percentage" office:value="0.31927006900801" calcext:value-type="percentage">
            <text:p>31.93%</text:p>
          </table:table-cell>
        </table:table-row>
        <table:table-row table:style-name="ro1">
          <table:table-cell/>
          <table:table-cell office:value-type="string" calcext:value-type="string">
            <text:p>doitgen</text:p>
          </table:table-cell>
          <table:table-cell table:style-name="ce4" office:value-type="float" office:value="0.000115701" calcext:value-type="float">
            <text:p>0.000116</text:p>
          </table:table-cell>
          <table:table-cell table:style-name="ce8" table:formula="of:=930/8885194" office:value-type="float" office:value="0.000104668508082097" calcext:value-type="float">
            <text:p>0.000105</text:p>
          </table:table-cell>
          <table:table-cell table:style-name="ce10" table:formula="of:=([.C5]-[.D5])/[.C5]" office:value-type="percentage" office:value="0.0953534707383946" calcext:value-type="percentage">
            <text:p>9.54%</text:p>
          </table:table-cell>
          <table:table-cell table:style-name="ce8" table:formula="of:=1302/8885194" office:value-type="float" office:value="0.000146535911314936" calcext:value-type="float">
            <text:p>0.000147</text:p>
          </table:table-cell>
          <table:table-cell table:style-name="ce11" table:formula="of:=([.C5]-[.F5])/[.C5]" office:value-type="percentage" office:value="-0.266505140966248" calcext:value-type="percentage">
            <text:p>-26.65%</text:p>
          </table:table-cell>
          <table:table-cell table:style-name="ce8" table:formula="of:=969/8885194" office:value-type="float" office:value="0.000109057832614572" calcext:value-type="float">
            <text:p>0.000109</text:p>
          </table:table-cell>
          <table:table-cell table:style-name="ce10" table:formula="of:=([.C5]-[.H5])/[.C5]" office:value-type="percentage" office:value="0.0574166808016175" calcext:value-type="percentage">
            <text:p>5.74%</text:p>
          </table:table-cell>
        </table:table-row>
        <table:table-row table:style-name="ro1">
          <table:table-cell/>
          <table:table-cell office:value-type="string" calcext:value-type="string">
            <text:p>floyd</text:p>
          </table:table-cell>
          <table:table-cell table:style-name="ce4" office:value-type="float" office:value="0.00299512" calcext:value-type="float">
            <text:p>0.002995</text:p>
          </table:table-cell>
          <table:table-cell table:style-name="ce8" table:formula="of:=344844/116868071" office:value-type="float" office:value="0.00295071183300356" calcext:value-type="float">
            <text:p>0.002951</text:p>
          </table:table-cell>
          <table:table-cell table:style-name="ce10" table:formula="of:=([.C6]-[.D6])/[.C6]" office:value-type="percentage" office:value="0.0148268406596202" calcext:value-type="percentage">
            <text:p>1.48%</text:p>
          </table:table-cell>
          <table:table-cell table:style-name="ce8" table:formula="of:=345184/116868071" office:value-type="float" office:value="0.00295362109638996" calcext:value-type="float">
            <text:p>0.002954</text:p>
          </table:table-cell>
          <table:table-cell table:style-name="ce10" table:formula="of:=([.C6]-[.F6])/[.C6]" office:value-type="percentage" office:value="0.0138555061600327" calcext:value-type="percentage">
            <text:p>1.39%</text:p>
          </table:table-cell>
          <table:table-cell table:style-name="ce8" table:formula="of:=345266/116868071" office:value-type="float" office:value="0.00295432274226551" calcext:value-type="float">
            <text:p>0.002954</text:p>
          </table:table-cell>
          <table:table-cell table:style-name="ce10" table:formula="of:=([.C6]-[.H6])/[.C6]" office:value-type="percentage" office:value="0.0136212431336616" calcext:value-type="percentage">
            <text:p>1.36%</text:p>
          </table:table-cell>
        </table:table-row>
        <table:table-row table:style-name="ro1">
          <table:table-cell/>
          <table:table-cell office:value-type="string" calcext:value-type="string">
            <text:p>2mm</text:p>
          </table:table-cell>
          <table:table-cell table:style-name="ce4" office:value-type="float" office:value="0.00140641" calcext:value-type="float">
            <text:p>0.001406</text:p>
          </table:table-cell>
          <table:table-cell table:style-name="ce8" table:formula="of:=17573/6213792" office:value-type="float" office:value="0.00282806376524995" calcext:value-type="float">
            <text:p>0.002828</text:p>
          </table:table-cell>
          <table:table-cell table:style-name="ce11" table:formula="of:=([.C7]-[.D7])/[.C7]" office:value-type="percentage" office:value="-1.01083877763237" calcext:value-type="percentage">
            <text:p>-101.08%</text:p>
          </table:table-cell>
          <table:table-cell table:style-name="ce8" table:formula="of:=16482/6213792" office:value-type="float" office:value="0.00265248659755589" calcext:value-type="float">
            <text:p>0.002652</text:p>
          </table:table-cell>
          <table:table-cell table:style-name="ce11" table:formula="of:=([.C7]-[.F7])/[.C7]" office:value-type="percentage" office:value="-0.8859981069218" calcext:value-type="percentage">
            <text:p>-88.60%</text:p>
          </table:table-cell>
          <table:table-cell table:style-name="ce8" table:formula="of:=15581/6213792" office:value-type="float" office:value="0.00250748657180672" calcext:value-type="float">
            <text:p>0.002507</text:p>
          </table:table-cell>
          <table:table-cell table:style-name="ce11" table:formula="of:=([.C7]-[.H7])/[.C7]" office:value-type="percentage" office:value="-0.782898707920675" calcext:value-type="percentage">
            <text:p>-78.29%</text:p>
          </table:table-cell>
        </table:table-row>
        <table:table-row table:style-name="ro1">
          <table:table-cell/>
          <table:table-cell office:value-type="string" calcext:value-type="string">
            <text:p>3mm</text:p>
          </table:table-cell>
          <table:table-cell table:style-name="ce4" office:value-type="float" office:value="0.00240674" calcext:value-type="float">
            <text:p>0.002407</text:p>
          </table:table-cell>
          <table:table-cell table:style-name="ce8" table:formula="of:=36119/10892247" office:value-type="float" office:value="0.0033160283640281" calcext:value-type="float">
            <text:p>0.003316</text:p>
          </table:table-cell>
          <table:table-cell table:style-name="ce11" table:formula="of:=([.C8]-[.D8])/[.C8]" office:value-type="percentage" office:value="-0.377809137683382" calcext:value-type="percentage">
            <text:p>-37.78%</text:p>
          </table:table-cell>
          <table:table-cell table:style-name="ce8" table:formula="of:=30389/10892247" office:value-type="float" office:value="0.0027899661107575" calcext:value-type="float">
            <text:p>0.002790</text:p>
          </table:table-cell>
          <table:table-cell table:style-name="ce11" table:formula="of:=([.C8]-[.F8])/[.C8]" office:value-type="percentage" office:value="-0.159230374181464" calcext:value-type="percentage">
            <text:p>-15.92%</text:p>
          </table:table-cell>
          <table:table-cell table:style-name="ce8" table:formula="of:=34955/10892247" office:value-type="float" office:value="0.00320916336179303" calcext:value-type="float">
            <text:p>0.003209</text:p>
          </table:table-cell>
          <table:table-cell table:style-name="ce11" table:formula="of:=([.C8]-[.H8])/[.C8]" office:value-type="percentage" office:value="-0.33340675012383" calcext:value-type="percentage">
            <text:p>-33.34%</text:p>
          </table:table-cell>
        </table:table-row>
        <table:table-row table:style-name="ro1">
          <table:table-cell/>
          <table:table-cell office:value-type="string" calcext:value-type="string">
            <text:p>mvt</text:p>
          </table:table-cell>
          <table:table-cell table:style-name="ce4" office:value-type="float" office:value="0.00105097" calcext:value-type="float">
            <text:p>0.001051</text:p>
          </table:table-cell>
          <table:table-cell table:style-name="ce8" table:formula="of:=2457/491302" office:value-type="float" office:value="0.00500099734989884" calcext:value-type="float">
            <text:p>0.005001</text:p>
          </table:table-cell>
          <table:table-cell table:style-name="ce11" table:formula="of:=([.C9]-[.D9])/[.C9]" office:value-type="percentage" office:value="-3.75845870947681" calcext:value-type="percentage">
            <text:p>-375.85%</text:p>
          </table:table-cell>
          <table:table-cell table:style-name="ce8" table:formula="of:=2951/491073" office:value-type="float" office:value="0.00600928986118154" calcext:value-type="float">
            <text:p>0.006009</text:p>
          </table:table-cell>
          <table:table-cell table:style-name="ce11" table:formula="of:=([.C9]-[.F9])/[.C9]" office:value-type="percentage" office:value="-4.71785099591952" calcext:value-type="percentage">
            <text:p>-471.79%</text:p>
          </table:table-cell>
          <table:table-cell table:style-name="ce8" table:formula="of:=2276/491302" office:value-type="float" office:value="0.004632588509715" calcext:value-type="float">
            <text:p>0.004633</text:p>
          </table:table-cell>
          <table:table-cell table:style-name="ce11" table:formula="of:=([.C9]-[.H9])/[.C9]" office:value-type="percentage" office:value="-3.40791698118405" calcext:value-type="percentage">
            <text:p>-340.79%</text:p>
          </table:table-cell>
        </table:table-row>
        <table:table-row table:style-name="ro1">
          <table:table-cell/>
          <table:table-cell office:value-type="string" calcext:value-type="string">
            <text:p>nussinov</text:p>
          </table:table-cell>
          <table:table-cell table:style-name="ce4" office:value-type="float" office:value="0.000115352" calcext:value-type="float">
            <text:p>0.000115</text:p>
          </table:table-cell>
          <table:table-cell table:style-name="ce8" table:formula="of:=172960/20051779" office:value-type="float" office:value="0.00862566857534187" calcext:value-type="float">
            <text:p>0.008626</text:p>
          </table:table-cell>
          <table:table-cell table:style-name="ce11" table:formula="of:=([.C10]-[.D10])/[.C10]" office:value-type="percentage" office:value="-73.7769312655339" calcext:value-type="percentage">
            <text:p>-7377.69%</text:p>
          </table:table-cell>
          <table:table-cell table:style-name="ce8" table:formula="of:=179684/20037649" office:value-type="float" office:value="0.00896731946946471" calcext:value-type="float">
            <text:p>0.008967</text:p>
          </table:table-cell>
          <table:table-cell table:style-name="ce11" table:formula="of:=([.C10]-[.F10])/[.C10]" office:value-type="percentage" office:value="-76.7387428866834" calcext:value-type="percentage">
            <text:p>-7673.87%</text:p>
          </table:table-cell>
          <table:table-cell table:style-name="ce8" table:formula="of:=164183/20051779" office:value-type="float" office:value="0.00818795180218174" calcext:value-type="float">
            <text:p>0.008188</text:p>
          </table:table-cell>
          <table:table-cell table:style-name="ce11" table:formula="of:=([.C10]-[.H10])/[.C10]" office:value-type="percentage" office:value="-69.9823132861306" calcext:value-type="percentage">
            <text:p>-6998.23%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ositive reduction means the benchmark performed better than CARLO miss ratio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office:value-type="string" calcext:value-type="string">
            <text:p>reference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miss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ax</text:p>
          </table:table-cell>
          <table:table-cell office:value-type="float" office:value="491454" calcext:value-type="float">
            <text:p>491454</text:p>
          </table:table-cell>
          <table:table-cell office:value-type="float" office:value="0.00360156" calcext:value-type="float">
            <text:p>0.00360156</text:p>
          </table:table-cell>
          <table:table-cell table:formula="of:=[.C17]*[.D17]" office:value-type="float" office:value="1770.00106824" calcext:value-type="float">
            <text:p>1770.001068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itgen</text:p>
          </table:table-cell>
          <table:table-cell office:value-type="float" office:value="8885194" calcext:value-type="float">
            <text:p>8885194</text:p>
          </table:table-cell>
          <table:table-cell office:value-type="float" office:value="0.000137082" calcext:value-type="float">
            <text:p>0.000137082</text:p>
          </table:table-cell>
          <table:table-cell table:formula="of:=[.C18]*[.D18]" office:value-type="float" office:value="1218.000163908" calcext:value-type="float">
            <text:p>1218.0001639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loyd</text:p>
          </table:table-cell>
          <table:table-cell office:value-type="float" office:value="116868071" calcext:value-type="float">
            <text:p>116868071</text:p>
          </table:table-cell>
          <table:table-cell office:value-type="float" office:value="0.00316286" calcext:value-type="float">
            <text:p>0.00316286</text:p>
          </table:table-cell>
          <table:table-cell table:formula="of:=[.C19]*[.D19]" office:value-type="float" office:value="369637.34704306" calcext:value-type="float">
            <text:p>369637.347043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mm</text:p>
          </table:table-cell>
          <table:table-cell office:value-type="float" office:value="6213792" calcext:value-type="float">
            <text:p>6213792</text:p>
          </table:table-cell>
          <table:table-cell office:value-type="float" office:value="0.00179812" calcext:value-type="float">
            <text:p>0.00179812</text:p>
          </table:table-cell>
          <table:table-cell table:formula="of:=[.C20]*[.D20]" office:value-type="float" office:value="11173.14367104" calcext:value-type="float">
            <text:p>11173.143671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mm</text:p>
          </table:table-cell>
          <table:table-cell office:value-type="float" office:value="10892247" calcext:value-type="float">
            <text:p>10892247</text:p>
          </table:table-cell>
          <table:table-cell office:value-type="float" office:value="0.00292424" calcext:value-type="float">
            <text:p>0.00292424</text:p>
          </table:table-cell>
          <table:table-cell table:formula="of:=[.C21]*[.D21]" office:value-type="float" office:value="31851.54436728" calcext:value-type="float">
            <text:p>31851.544367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vt</text:p>
          </table:table-cell>
          <table:table-cell office:value-type="float" office:value="491302" calcext:value-type="float">
            <text:p>491302</text:p>
          </table:table-cell>
          <table:table-cell office:value-type="float" office:value="0.00397473" calcext:value-type="float">
            <text:p>0.00397473</text:p>
          </table:table-cell>
          <table:table-cell table:formula="of:=[.C22]*[.D22]" office:value-type="float" office:value="1952.79279846" calcext:value-type="float">
            <text:p>1952.792798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ssinov</text:p>
          </table:table-cell>
          <table:table-cell office:value-type="float" office:value="20051779" calcext:value-type="float">
            <text:p>20051779</text:p>
          </table:table-cell>
          <table:table-cell office:value-type="float" office:value="0.0038857" calcext:value-type="float">
            <text:p>0.0038857</text:p>
          </table:table-cell>
          <table:table-cell table:formula="of:=[.C23]*[.D23]" office:value-type="float" office:value="77915.1976603" calcext:value-type="float">
            <text:p>77915.197660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15" loext:min-decimal-places="15" number:min-integer-digits="1"/>
    </number:number-style>
    <number:number-style style:name="N128">
      <number:number number:decimal-places="16" loext:min-decimal-places="16" number:min-integer-digits="1"/>
    </number:number-style>
    <number:number-style style:name="N129">
      <number:number number:decimal-places="17" loext:min-decimal-places="17" number:min-integer-digits="1"/>
    </number:number-style>
    <number:number-style style:name="N130">
      <number:number number:decimal-places="18" loext:min-decimal-places="18" number:min-integer-digits="1"/>
    </number:number-style>
    <number:number-style style:name="N131">
      <number:number number:decimal-places="19" loext:min-decimal-places="19" number:min-integer-digits="1"/>
    </number:number-style>
    <number:number-style style:name="N132">
      <number:number number:decimal-places="20" loext:min-decimal-places="20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2:05:03.026938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1:19:15.906997510</meta:creation-date>
    <dc:date>2020-06-08T13:33:50.765664782</dc:date>
    <meta:editing-duration>PT1H37M48S</meta:editing-duration>
    <meta:editing-cycles>10</meta:editing-cycles>
    <meta:generator>LibreOffice/6.0.7.3$Linux_X86_64 LibreOffice_project/00m0$Build-3</meta:generator>
    <meta:document-statistic meta:table-count="1" meta:cell-count="99" meta:object-count="0"/>
  </office:meta>
</office:document-meta>
</file>